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 officeooo:rsid="00130e13" officeooo:paragraph-rsid="00130e13"/>
    </style:style>
    <style:style style:name="P5" style:family="paragraph" style:parent-style-name="Standard">
      <style:text-properties fo:language="en" fo:country="US" officeooo:rsid="00157630" officeooo:paragraph-rsid="00157630"/>
    </style:style>
    <style:style style:name="P6" style:family="paragraph" style:parent-style-name="Standard" style:list-style-name="L1">
      <style:text-properties fo:language="en" fo:country="US" officeooo:rsid="00157630" officeooo:paragraph-rsid="00157630"/>
    </style:style>
    <style:style style:name="P7" style:family="paragraph" style:parent-style-name="Standard" style:list-style-name="L2">
      <style:text-properties fo:language="en" fo:country="US" fo:font-style="italic" officeooo:rsid="00157630" officeooo:paragraph-rsid="00157630" style:font-style-asian="italic" style:font-style-complex="italic"/>
    </style:style>
    <style:style style:name="P8" style:family="paragraph" style:parent-style-name="Standard" style:list-style-name="L2">
      <style:text-properties fo:language="en" fo:country="US" fo:font-style="italic" officeooo:rsid="00172375" officeooo:paragraph-rsid="00172375" style:font-style-asian="italic" style:font-style-complex="italic"/>
    </style:style>
    <style:style style:name="P9" style:family="paragraph" style:parent-style-name="Standard" style:list-style-name="L2">
      <style:text-properties fo:language="en" fo:country="US" fo:font-style="italic" officeooo:rsid="001736df" officeooo:paragraph-rsid="001736df" style:font-style-asian="italic" style:font-style-complex="italic"/>
    </style:style>
    <style:style style:name="P10" style:family="paragraph" style:parent-style-name="Standard" style:list-style-name="L2">
      <style:text-properties fo:language="en" fo:country="US" fo:font-style="italic" officeooo:rsid="001736df" officeooo:paragraph-rsid="001ad70f" style:font-style-asian="italic" style:font-style-complex="italic"/>
    </style:style>
    <style:style style:name="P11" style:family="paragraph" style:parent-style-name="Standard" style:list-style-name="L2">
      <style:text-properties fo:language="en" fo:country="US" fo:font-style="italic" officeooo:rsid="00190f76" officeooo:paragraph-rsid="00190f76" style:font-style-asian="italic" style:font-style-complex="italic"/>
    </style:style>
    <style:style style:name="P12" style:family="paragraph" style:parent-style-name="Standard" style:list-style-name="L2">
      <style:text-properties fo:language="en" fo:country="US" fo:font-style="italic" officeooo:rsid="001bd8bb" officeooo:paragraph-rsid="001bd8bb" style:font-style-asian="italic" style:font-style-complex="italic"/>
    </style:style>
    <style:style style:name="P13" style:family="paragraph" style:parent-style-name="Standard" style:list-style-name="L2">
      <style:text-properties fo:language="en" fo:country="US" fo:font-style="italic" officeooo:rsid="001cc157" officeooo:paragraph-rsid="001cc157" style:font-style-asian="italic" style:font-style-complex="italic"/>
    </style:style>
    <style:style style:name="P14" style:family="paragraph" style:parent-style-name="Standard" style:list-style-name="L2">
      <style:text-properties fo:language="en" fo:country="US" fo:font-style="italic" fo:font-weight="bold" officeooo:rsid="001736df" officeooo:paragraph-rsid="001ad70f" style:font-style-asian="italic" style:font-weight-asian="bold" style:font-style-complex="italic" style:font-weight-complex="bold"/>
    </style:style>
    <style:style style:name="P15" style:family="paragraph" style:parent-style-name="Standard" style:list-style-name="L1">
      <style:text-properties fo:language="en" fo:country="US" officeooo:rsid="001de887" officeooo:paragraph-rsid="001de887"/>
    </style:style>
    <style:style style:name="P16" style:family="paragraph" style:parent-style-name="Standard" style:list-style-name="L4">
      <style:text-properties officeooo:paragraph-rsid="00157630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language="en" fo:country="US" fo:font-style="italic" officeooo:rsid="00157630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bd8bb"/>
    </style:style>
    <style:style style:name="T6" style:family="text">
      <style:text-properties officeooo:rsid="001ad70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bd8bb"/>
    </style:style>
    <style:style style:name="T9" style:family="text">
      <style:text-properties officeooo:rsid="001cc1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Gabriel Staples</text:p>
      <text:p text:style-name="P5">18 Aug. 2018 </text:p>
      <text:p text:style-name="P5"><text:s/></text:p>
      <text:list xml:id="list3759081659" text:style-name="L1">
        <text:list-item>
          <text:p text:style-name="P6">20180818:</text:p>
        </text:list-item>
      </text:list>
      <text:list xml:id="list3045221495" text:style-name="L4">
        <text:list-item>
          <text:list>
            <text:list-item>
              <text:p text:style-name="P16"><text:span text:style-name="T2">This is a rather difficult and confusing process, but what I think I’ve settled on is the following:</text:span></text:p>
            </text:list-item>
          </text:list>
        </text:list-item>
      </text:list>
      <text:list xml:id="list2133614497" text:style-name="L2">
        <text:list-item>
          <text:list>
            <text:list-item>
              <text:list>
                <text:list-item>
                  <text:p text:style-name="P7">Use Asciidoctor and .adoc files to generate a 4-pg. PDF.</text:p>
                  <text:list>
                    <text:list-item>
                      <text:p text:style-name="P8">Customize the theme as needed: <text:a xlink:type="simple" xlink:href="https://github.com/asciidoctor/asciidoctor-pdf/blob/master/docs/theming-guide.adoc" text:style-name="Internet_20_link" text:visited-style-name="Visited_20_Internet_20_Link">https://github.com/asciidoctor/asciidoctor-pdf/blob/master/docs/theming-guide.adoc</text:a>. </text:p>
                    </text:list-item>
                  </text:list>
                </text:list-item>
                <text:list-item>
                  <text:p text:style-name="P7">Use a PyPDF2 2-up.py script to combine these 4 pgs into 2 pgs. </text:p>
                  <text:list>
                    <text:list-item>
                      <text:p text:style-name="P7"><text:a xlink:type="simple" xlink:href="https://github.com/mstamy2/PyPDF2/blob/master/Scripts/2-up.py" text:style-name="Internet_20_link" text:visited-style-name="Visited_20_Internet_20_Link">https://github.com/mstamy2/PyPDF2/blob/master/Scripts/2-up.py</text:a> </text:p>
                    </text:list-item>
                  </text:list>
                </text:list-item>
                <text:list-item>
                  <text:p text:style-name="P7">Done! Print this page double-sided, as the ward bulletin!</text:p>
                </text:list-item>
              </text:list>
            </text:list-item>
            <text:list-item>
              <text:p text:style-name="P9">Expected process to make this work:</text:p>
              <text:list>
                <text:list-item>
                  <text:p text:style-name="P9"><text:span text:style-name="T7">Manually</text:span>:</text:p>
                  <text:list>
                    <text:list-item>
                      <text:p text:style-name="P9">Find an image, charcoalize it in LibreOffice Writer 6. Save the file. (Automate this <text:span text:style-name="T3">eventually</text:span> using image-processing scripts and things)</text:p>
                    </text:list-item>
                    <text:list-item>
                      <text:p text:style-name="P11"><text:span text:style-name="T8">A) </text:span>Type up the <text:span text:style-name="T3">people doing each thing</text:span><text:span text:style-name="T4"> into a text document.</text:span></text:p>
                    </text:list-item>
                    <text:list-item>
                      <text:p text:style-name="P11"><text:span text:style-name="T5">B) </text:span><text:span text:style-name="T4">Copy and paste the cleaning table into a text document, and manually ensure that &gt; 1 space occurs between each column separator (that’s how I will parse it in Python—I’ll look for &gt;=2 spaces to indicate column separation).</text:span></text:p>
                    </text:list-item>
                    <text:list-item>
                      <text:p text:style-name="P11"><text:span text:style-name="T4">Type up all announcements in a .adoc file, with appropriate links, bold, font size, etc.</text:span></text:p>
                    </text:list-item>
                  </text:list>
                </text:list-item>
                <text:list-item>
                  <text:p text:style-name="P14"><text:span text:style-name="T6">Have a script:</text:span></text:p>
                  <text:list>
                    <text:list-item>
                      <text:p text:style-name="P10"><text:span text:style-name="T6">R</text:span>ename <text:span text:style-name="T6">the LibreOffice file</text:span> to a .zip file or whatever, open it, and extract the <text:span text:style-name="T6">image.</text:span></text:p>
                    </text:list-item>
                    <text:list-item>
                      <text:p text:style-name="P12">Parse the <text:span text:style-name="T9">B) </text:span>text table info, and format it according to .adoc table format.</text:p>
                    </text:list-item>
                    <text:list-item>
                      <text:p text:style-name="P12">P<text:span text:style-name="T9">arse the A) text doc, and insert the people into a .adoc template. </text:span></text:p>
                    </text:list-item>
                    <text:list-item>
                      <text:p text:style-name="P13">Create 4-pgs of PDFs, including from 2 and 3 just above.</text:p>
                    </text:list-item>
                  </text:list>
                </text:list-item>
              </text:list>
            </text:list-item>
          </text:list>
        </text:list-item>
      </text:list>
      <text:list xml:id="list164019490026612" text:continue-list="list3759081659" text:style-name="L1">
        <text:list-item>
          <text:list>
            <text:list-item>
              <text:p text:style-name="P15">TODO TO MAKE THIS HAPPEN:</text:p>
              <text:list>
                <text:list-item>
                  <text:p text:style-name="P15">Create 4 pgs of .adocs.</text:p>
                </text:list-item>
                <text:list-item>
                  <text:p text:style-name="P15">Generate PDFs from them using a Python script that calls the asciidoctor commands, then uses pypdf2 to combine them. </text:p>
                </text:list-item>
              </text:list>
            </text:list-item>
            <text:list-item>
              <text:p text:style-name="P6">d</text:p>
            </text:list-item>
            <text:list-item>
              <text:p text:style-name="P6">d</text:p>
            </text:list-item>
          </text:list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<text:soft-page-break/>d</text:p>
        </text:list-item>
        <text:list-item>
          <text:p text:style-name="P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tomated ward bulletin scripts - what to work on next</text:span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08-18T16:40:17.533492667</dc:date>
    <meta:editing-duration>PT20M22S</meta:editing-duration>
    <meta:editing-cycles>12</meta:editing-cycles>
    <meta:generator>LibreOffice/6.0.1.1$Linux_X86_64 LibreOffice_project/60bfb1526849283ce2491346ed2aa51c465abfe6</meta:generator>
    <meta:document-statistic meta:table-count="0" meta:image-count="0" meta:object-count="0" meta:page-count="2" meta:paragraph-count="40" meta:word-count="305" meta:character-count="1640" meta:non-whitespace-character-count="1404"/>
  </office:meta>
</office:document-meta>
</file>